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fants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9" table:default-cell-style-name="ce5"/>
        <table:table-column table:style-name="co1" table:default-cell-style-name="ce6"/>
        <table:table-column table:style-name="co1" table:number-columns-repeated="59" table:default-cell-style-name="ce5"/>
        <table:table-column table:style-name="co1" table:number-columns-repeated="2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ge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number-columns-repeated="2" table:style-name="ce1" office:value-type="string" calcext:value-type="string">
            <text:p>Vitamine K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number-columns-repeated="3" table:style-name="ce1" office:value-type="string" calcext:value-type="string">
            <text:p>Glucides (Digestibles)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number-columns-repeated="2" table:style-name="ce1" office:value-type="string" calcext:value-type="string">
            <text:p>Lipides totaux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2fn19" xlink:type="simple">Tableau 2 note de bas de page 19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4" xlink:type="simple">Tableau 3 note de bas de page 24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5" xlink:type="simple">Tableau 3 note de bas de page 25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7" xlink:type="simple">Tableau 3 note de bas de page 2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BME</text:p>
            <text:p>μg/ jour (ÉAR)</text:p>
          </table:table-cell>
          <table:table-cell table:style-name="ce1" office:value-type="string" calcext:value-type="string">
            <text:p>ANR/AS</text:p>
            <text:p>μg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μg/ jour (ÉAR)</text:p>
          </table:table-cell>
          <table:table-cell table:style-name="ce1" office:value-type="string" calcext:value-type="string">
            <text:p>BME</text:p>
            <text:p>UI/ jour (ÉAR)</text:p>
          </table:table-cell>
          <table:table-cell table:style-name="ce1" office:value-type="string" calcext:value-type="string">
            <text:p>ANR/AS</text:p>
            <text:p>UI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UI/ jour (ÉAR)</text:p>
          </table:table-cell>
          <table:table-cell table:style-name="ce1" office:value-type="string" calcext:value-type="string">
            <text:p>BME</text:p>
            <text:p>μg/jour</text:p>
          </table:table-cell>
          <table:table-cell table:style-name="ce1" office:value-type="string" calcext:value-type="string">
            <text:p>ANR/AS</text:p>
            <text:p>μg/jour</text:p>
          </table:table-cell>
          <table:table-cell table:style-name="ce1" office:value-type="string" calcext:value-type="string">
            <text:p>AMT</text:p>
            <text:p>μg/jour</text:p>
          </table:table-cell>
          <table:table-cell table:style-name="ce1" office:value-type="string" calcext:value-type="string">
            <text:p>BME</text:p>
            <text:p>UI/jour</text:p>
          </table:table-cell>
          <table:table-cell table:style-name="ce1" office:value-type="string" calcext:value-type="string">
            <text:p>ANR/AS</text:p>
            <text:p>UI/jour</text:p>
          </table:table-cell>
          <table:table-cell table:style-name="ce1" office:value-type="string" calcext:value-type="string">
            <text:p>AMT</text:p>
            <text:p>UI/jour</text:p>
          </table:table-cell>
          <table:table-cell table:style-name="ce1" office:value-type="string" calcext:value-type="string">
            <text:p>BME</text:p>
            <text:p>mg/jour</text:p>
          </table:table-cell>
          <table:table-cell table:style-name="ce1" office:value-type="string" calcext:value-type="string">
            <text:p>ANR/AS</text:p>
            <text:p>m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6" xlink:type="simple">Tableau 1 note de bas de page 6</text:a></text:p>
            <text:p>mg/jour</text:p>
          </table:table-cell>
          <table:table-cell table:style-name="ce1" office:value-type="string" calcext:value-type="string">
            <text:p>AS</text:p>
            <text:p>μ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7" xlink:type="simple">Tableau 1 note de bas de page 7</text:a></text:p>
            <text:p>μg/jour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11" xlink:type="simple">Tableau 2 note de bas de page 11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3" xlink:type="simple">Tableau 3 note de bas de page 13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  <text:p>g/jour</text:p>
          </table:table-cell>
          <table:table-cell table:style-name="ce1" office:value-type="string" calcext:value-type="string">
            <text:p>ANR/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BME</text:p>
            <text:p>g/kg/jour</text:p>
          </table:table-cell>
          <table:table-cell table:style-name="ce1" office:value-type="string" calcext:value-type="string">
            <text:p>ANR/AS</text:p>
            <text:p>g/kg/jour</text:p>
          </table:table-cell>
          <table:table-cell table:style-name="ce1" office:value-type="string" calcext:value-type="string">
            <text:p>ANR/AS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f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text:a xlink:href="https://www.canada.ca/fr/sante-canada/services/aliments-nutrition/saine-alimentation/apports-nutritionnels-reference/tableaux/valeurs-reference-relatives-macronutriments.html#t1fn33" xlink:type="simple">Tableau 1 note de bas de page 33</text:a>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Litres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Litres/jour</text:p>
          </table:table-cell>
        </table:table-row>
        <table:table-row table:style-name="ro2">
          <table:table-cell office:value-type="string" calcext:value-type="string">
            <text:p>0–6 mois</text:p>
          </table:table-cell>
          <table:table-cell office:value-type="string" calcext:value-type="string">
            <text:p>ND</text:p>
          </table:table-cell>
          <table:table-cell table:style-name="ce5" office:value-type="string" calcext:value-type="string">
            <text:p>0,27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00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2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100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6" office:value-type="string" calcext:value-type="string">
            <text:p>ND</text:p>
          </table:table-cell>
          <table:table-cell office:value-type="string" calcext:value-type="string">
            <text:p>200<text:a xlink:href="https://www.canada.ca/fr/sante-canada/services/aliments-nutrition/saine-alimentation/apports-nutritionnels-reference/tableaux/valeurs-reference-relatives-elements.html#t1fn*" xlink:type="simple">Tableau 1 Note de bas de page *</text:a><text:a xlink:href="https://www.canada.ca/fr/sante-canada/services/aliments-nutrition/saine-alimentation/apports-nutritionnels-reference/tableaux/valeurs-reference-relatives-elements.html#t1fna" xlink:type="simple">Tableau 1 Note de bas de page a</text:a></text:p>
          </table:table-cell>
          <table:table-cell office:value-type="string" calcext:value-type="string">
            <text:p>1 000<text:a xlink:href="https://www.canada.ca/fr/sante-canada/services/aliments-nutrition/saine-alimentation/apports-nutritionnels-reference/tableaux/valeurs-reference-relatives-elements.html#t1fna" xlink:type="simple">Tableau 1 Note de bas de page a</text:a></text:p>
          </table:table-cell>
          <table:table-cell office:value-type="string" calcext:value-type="string">
            <text:p>0,2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20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01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5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ND</text:p>
          </table:table-cell>
          <table:table-cell table:style-name="ce5" office:value-type="string" calcext:value-type="string">
            <text:p>2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1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8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333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<text:a xlink:href="https://www.canada.ca/fr/sante-canada/services/aliments-nutrition/saine-alimentation/apports-nutritionnels-reference/tableaux/valeurs-reference-relatives-vitamines.html#t1fn*" xlink:type="simple">Tableau 1 note de bas de page *</text:a>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1fn*" xlink:type="simple">Tableau 1 note de bas de page *</text:a>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1 000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40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office:value-type="string" calcext:value-type="string">
            <text:p>ND<text:a xlink:href="https://www.canada.ca/fr/sante-canada/services/aliments-nutrition/saine-alimentation/apports-nutritionnels-reference/tableaux/valeurs-reference-relatives-vitamines.html#t2fnb" xlink:type="simple">Tableau 2 note de bas de page b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2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3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2<text:a xlink:href="https://www.canada.ca/fr/sante-canada/services/aliments-nutrition/saine-alimentation/apports-nutritionnels-reference/tableaux/valeurs-reference-relatives-vitamines.html#t2fn*" xlink:type="simple">Tableau 2 note de bas de page *</text:a><text:a xlink:href="https://www.canada.ca/fr/sante-canada/services/aliments-nutrition/saine-alimentation/apports-nutritionnels-reference/tableaux/valeurs-reference-relatives-vitamines.html#t2fnc" xlink:type="simple">Tableau 2 note de bas de page c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1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6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4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7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6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table:style-name="ce5" office:value-type="string" calcext:value-type="string">
            <text:p>1,52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table:style-name="ce5" office:value-type="string" calcext:value-type="string">
            <text:p>9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,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0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2">
          <table:table-cell office:value-type="string" calcext:value-type="string">
            <text:p>7–12 mois</text:p>
          </table:table-cell>
          <table:table-cell office:value-type="string" calcext:value-type="string">
            <text:p>6,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5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275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table:number-columns-repeated="6" office:value-type="string" calcext:value-type="string">
            <text:p>ND</text:p>
          </table:table-cell>
          <table:table-cell office:value-type="string" calcext:value-type="string">
            <text:p>260<text:a xlink:href="https://www.canada.ca/fr/sante-canada/services/aliments-nutrition/saine-alimentation/apports-nutritionnels-reference/tableaux/valeurs-reference-relatives-elements.html#t1fn*" xlink:type="simple">Tableau 1 Note de bas de page *</text:a><text:a xlink:href="https://www.canada.ca/fr/sante-canada/services/aliments-nutrition/saine-alimentation/apports-nutritionnels-reference/tableaux/valeurs-reference-relatives-elements.html#t1fna" xlink:type="simple">Tableau 1 Note de bas de page a</text:a>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1fna" xlink:type="simple">Tableau 1 Note de bas de page a</text:a></text:p>
          </table:table-cell>
          <table:table-cell office:value-type="string" calcext:value-type="string">
            <text:p>5,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22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2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37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57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50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667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<text:a xlink:href="https://www.canada.ca/fr/sante-canada/services/aliments-nutrition/saine-alimentation/apports-nutritionnels-reference/tableaux/valeurs-reference-relatives-vitamines.html#t1fn*" xlink:type="simple">Tableau 1 note de bas de page *</text:a>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38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1fn*" xlink:type="simple">Tableau 1 note de bas de page *</text:a>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vitamines.html#t1fna" xlink:type="simple">Tableau 1 note de bas de page a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50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3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4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3<text:a xlink:href="https://www.canada.ca/fr/sante-canada/services/aliments-nutrition/saine-alimentation/apports-nutritionnels-reference/tableaux/valeurs-reference-relatives-vitamines.html#t2fn*" xlink:type="simple">Tableau 2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8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0,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8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9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0,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–3 ans</text:p>
          </table:table-cell>
          <table:table-cell office:value-type="string" calcext:value-type="string">
            <text:p>3,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2</text:p>
          </table:table-cell>
          <table:table-cell office:value-type="float" office:value="380" calcext:value-type="float">
            <text:p>380</text:p>
          </table:table-cell>
          <table:table-cell table:style-name="ce6" office:value-type="float" office:value="460" calcext:value-type="float">
            <text:p>460</text:p>
          </table:table-cell>
          <table:table-cell office:value-type="string" calcext:value-type="string">
            <text:p>3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700" calcext:value-type="float">
            <text:p>7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11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260" calcext:value-type="float">
            <text:p>260</text:p>
          </table:table-cell>
          <table:table-cell table:style-name="ce6" office:value-type="float" office:value="340" calcext:value-type="float">
            <text:p>34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0,7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1,3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 0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8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2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2 3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210" calcext:value-type="float">
            <text:p>210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style-name="ce6" office:value-type="string" calcext:value-type="string">
            <text:p>1 000</text:p>
          </table:table-cell>
          <table:table-cell office:value-type="string" calcext:value-type="string">
            <text:p>2 00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600" calcext:value-type="float">
            <text:p>600</text:p>
          </table:table-cell>
          <table:table-cell office:value-type="string" calcext:value-type="string">
            <text:p>2 50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,4</text:p>
          </table:table-cell>
          <table:table-cell table:style-name="ce6" office:value-type="string" calcext:value-type="string">
            <text:p>0,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4</text:p>
          </table:table-cell>
          <table:table-cell table:style-name="ce6" office:value-type="string" calcext:value-type="string">
            <text:p>0,5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4</text:p>
          </table:table-cell>
          <table:table-cell table:style-name="ce6" office:value-type="string" calcext:value-type="string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,7</text:p>
          </table:table-cell>
          <table:table-cell table:style-name="ce6"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0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1 00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0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9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4–8 ans</text:p>
          </table:table-cell>
          <table:table-cell office:value-type="string" calcext:value-type="string">
            <text:p>4,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,5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3</text:p>
          </table:table-cell>
          <table:table-cell office:value-type="float" office:value="405" calcext:value-type="float">
            <text:p>405</text:p>
          </table:table-cell>
          <table:table-cell table:style-name="ce6" office:value-type="float" office:value="500" calcext:value-type="float">
            <text:p>500</text:p>
          </table:table-cell>
          <table:table-cell office:value-type="string" calcext:value-type="string">
            <text:p>3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style-name="ce6"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1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340" calcext:value-type="float">
            <text:p>340</text:p>
          </table:table-cell>
          <table:table-cell table:style-name="ce6" office:value-type="float" office:value="440" calcext:value-type="float">
            <text:p>44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2,2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0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1 9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2 9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275" calcext:value-type="float">
            <text:p>275</text:p>
          </table:table-cell>
          <table:table-cell table:style-name="ce6"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917" calcext:value-type="float">
            <text:p>917</text:p>
          </table:table-cell>
          <table:table-cell table:style-name="ce6" office:value-type="string" calcext:value-type="string">
            <text:p>1 333</text:p>
          </table:table-cell>
          <table:table-cell office:value-type="string" calcext:value-type="string">
            <text:p>3 00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600" calcext:value-type="float">
            <text:p>600</text:p>
          </table:table-cell>
          <table:table-cell office:value-type="string" calcext:value-type="string">
            <text:p>3 00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,5</text:p>
          </table:table-cell>
          <table:table-cell table:style-name="ce6" office:value-type="string" calcext:value-type="string">
            <text:p>0,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5</text:p>
          </table:table-cell>
          <table:table-cell table:style-name="ce6" office:value-type="string" calcext:value-type="string">
            <text:p>0,6</text:p>
          </table:table-cell>
          <table:table-cell office:value-type="string" calcext:value-type="string">
            <text:p>ND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5</text:p>
          </table:table-cell>
          <table:table-cell table:style-name="ce6" office:value-type="string" calcext:value-type="string">
            <text:p>0,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,0</text:p>
          </table:table-cell>
          <table:table-cell table:style-name="ce6"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2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1 00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9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</table:table>
      <table:table table:name="Hommes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1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ge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number-columns-repeated="2" table:style-name="ce1" office:value-type="string" calcext:value-type="string">
            <text:p>Vitamine K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number-columns-repeated="3" table:style-name="ce1" office:value-type="string" calcext:value-type="string">
            <text:p>Glucides (Digestibles)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number-columns-repeated="2" table:style-name="ce1" office:value-type="string" calcext:value-type="string">
            <text:p>Lipides totaux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2fn19" xlink:type="simple">Tableau 2 note de bas de page 19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4" xlink:type="simple">Tableau 3 note de bas de page 24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5" xlink:type="simple">Tableau 3 note de bas de page 25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7" xlink:type="simple">Tableau 3 note de bas de page 2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BME</text:p>
            <text:p>μg/ jour (ÉAR)</text:p>
          </table:table-cell>
          <table:table-cell table:style-name="ce1" office:value-type="string" calcext:value-type="string">
            <text:p>ANR/AS</text:p>
            <text:p>μg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μg/ jour (ÉAR)</text:p>
          </table:table-cell>
          <table:table-cell table:style-name="ce1" office:value-type="string" calcext:value-type="string">
            <text:p>BME</text:p>
            <text:p>UI/ jour (ÉAR)</text:p>
          </table:table-cell>
          <table:table-cell table:style-name="ce1" office:value-type="string" calcext:value-type="string">
            <text:p>ANR/AS</text:p>
            <text:p>UI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UI/ jour (ÉAR)</text:p>
          </table:table-cell>
          <table:table-cell table:style-name="ce1" office:value-type="string" calcext:value-type="string">
            <text:p>BME</text:p>
            <text:p>μg/jour</text:p>
          </table:table-cell>
          <table:table-cell table:style-name="ce1" office:value-type="string" calcext:value-type="string">
            <text:p>ANR/AS</text:p>
            <text:p>μg/jour</text:p>
          </table:table-cell>
          <table:table-cell table:style-name="ce1" office:value-type="string" calcext:value-type="string">
            <text:p>AMT</text:p>
            <text:p>μg/jour</text:p>
          </table:table-cell>
          <table:table-cell table:style-name="ce1" office:value-type="string" calcext:value-type="string">
            <text:p>BME</text:p>
            <text:p>UI/jour</text:p>
          </table:table-cell>
          <table:table-cell table:style-name="ce1" office:value-type="string" calcext:value-type="string">
            <text:p>ANR/AS</text:p>
            <text:p>UI/jour</text:p>
          </table:table-cell>
          <table:table-cell table:style-name="ce1" office:value-type="string" calcext:value-type="string">
            <text:p>AMT</text:p>
            <text:p>UI/jour</text:p>
          </table:table-cell>
          <table:table-cell table:style-name="ce1" office:value-type="string" calcext:value-type="string">
            <text:p>BME</text:p>
            <text:p>mg/jour</text:p>
          </table:table-cell>
          <table:table-cell table:style-name="ce1" office:value-type="string" calcext:value-type="string">
            <text:p>ANR/AS</text:p>
            <text:p>m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6" xlink:type="simple">Tableau 1 note de bas de page 6</text:a></text:p>
            <text:p>mg/jour</text:p>
          </table:table-cell>
          <table:table-cell table:style-name="ce1" office:value-type="string" calcext:value-type="string">
            <text:p>AS</text:p>
            <text:p>μ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7" xlink:type="simple">Tableau 1 note de bas de page 7</text:a></text:p>
            <text:p>μg/jour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11" xlink:type="simple">Tableau 2 note de bas de page 11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3" xlink:type="simple">Tableau 3 note de bas de page 13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  <text:p>g/jour</text:p>
          </table:table-cell>
          <table:table-cell table:style-name="ce1" office:value-type="string" calcext:value-type="string">
            <text:p>ANR/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BME</text:p>
            <text:p>g/kg/jour</text:p>
          </table:table-cell>
          <table:table-cell table:style-name="ce1" office:value-type="string" calcext:value-type="string">
            <text:p>ANR/AS</text:p>
            <text:p>g/kg/jour</text:p>
          </table:table-cell>
          <table:table-cell table:style-name="ce1" office:value-type="string" calcext:value-type="string">
            <text:p>ANR/AS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f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text:a xlink:href="https://www.canada.ca/fr/sante-canada/services/aliments-nutrition/saine-alimentation/apports-nutritionnels-reference/tableaux/valeurs-reference-relatives-macronutriments.html#t1fn33" xlink:type="simple">Tableau 1 note de bas de page 33</text:a>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Litres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Litres/jour</text:p>
          </table:table-cell>
        </table:table-row>
        <table:table-row table:style-name="ro3">
          <table:table-cell office:value-type="string" calcext:value-type="string">
            <text:p>9–13 ans</text:p>
          </table:table-cell>
          <table:table-cell office:value-type="string" calcext:value-type="string">
            <text:p>5,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9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540" calcext:value-type="float">
            <text:p>5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 000</text:p>
          </table:table-cell>
          <table:table-cell office:value-type="string" calcext:value-type="string">
            <text:p>2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2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8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4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445" calcext:value-type="float">
            <text:p>4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1 483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5 6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6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7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2 0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9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2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2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4–18 ans</text:p>
          </table:table-cell>
          <table:table-cell office:value-type="string" calcext:value-type="string">
            <text:p>7,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2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85" calcext:value-type="float">
            <text:p>68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8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8,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 0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able 3 footnot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30" calcext:value-type="float">
            <text:p>6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 800</text:p>
          </table:table-cell>
          <table:table-cell office:value-type="string" calcext:value-type="string">
            <text:p>2 1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9 3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 8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0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8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9–30 an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 4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 083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2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31–50 an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 4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 083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2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51–70 an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 4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0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 083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2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7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text:a xlink:href="https://www.canada.ca/fr/sante-canada/services/aliments-nutrition/saine-alimentation/apports-nutritionnels-reference/tableaux/valeurs-reference-relatives-vitamines.html#t3fnf" xlink:type="simple">Tableau 3 note de bas de page f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&gt;70 an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3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 4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1 8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 083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2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7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text:a xlink:href="https://www.canada.ca/fr/sante-canada/services/aliments-nutrition/saine-alimentation/apports-nutritionnels-reference/tableaux/valeurs-reference-relatives-vitamines.html#t3fnf" xlink:type="simple">Tableau 3 note de bas de page f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</table:table>
      <table:table table:name="Femmes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1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ge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number-columns-repeated="2" table:style-name="ce1" office:value-type="string" calcext:value-type="string">
            <text:p>Vitamine K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number-columns-repeated="3" table:style-name="ce1" office:value-type="string" calcext:value-type="string">
            <text:p>Glucides (Digestibles)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number-columns-repeated="2" table:style-name="ce1" office:value-type="string" calcext:value-type="string">
            <text:p>Lipides totaux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2fn19" xlink:type="simple">Tableau 2 note de bas de page 19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4" xlink:type="simple">Tableau 3 note de bas de page 24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5" xlink:type="simple">Tableau 3 note de bas de page 25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7" xlink:type="simple">Tableau 3 note de bas de page 2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BME</text:p>
            <text:p>μg/ jour (ÉAR)</text:p>
          </table:table-cell>
          <table:table-cell table:style-name="ce1" office:value-type="string" calcext:value-type="string">
            <text:p>ANR/AS</text:p>
            <text:p>μg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μg/ jour (ÉAR)</text:p>
          </table:table-cell>
          <table:table-cell table:style-name="ce1" office:value-type="string" calcext:value-type="string">
            <text:p>BME</text:p>
            <text:p>UI/ jour (ÉAR)</text:p>
          </table:table-cell>
          <table:table-cell table:style-name="ce1" office:value-type="string" calcext:value-type="string">
            <text:p>ANR/AS</text:p>
            <text:p>UI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UI/ jour (ÉAR)</text:p>
          </table:table-cell>
          <table:table-cell table:style-name="ce1" office:value-type="string" calcext:value-type="string">
            <text:p>BME</text:p>
            <text:p>μg/jour</text:p>
          </table:table-cell>
          <table:table-cell table:style-name="ce1" office:value-type="string" calcext:value-type="string">
            <text:p>ANR/AS</text:p>
            <text:p>μg/jour</text:p>
          </table:table-cell>
          <table:table-cell table:style-name="ce1" office:value-type="string" calcext:value-type="string">
            <text:p>AMT</text:p>
            <text:p>μg/jour</text:p>
          </table:table-cell>
          <table:table-cell table:style-name="ce1" office:value-type="string" calcext:value-type="string">
            <text:p>BME</text:p>
            <text:p>UI/jour</text:p>
          </table:table-cell>
          <table:table-cell table:style-name="ce1" office:value-type="string" calcext:value-type="string">
            <text:p>ANR/AS</text:p>
            <text:p>UI/jour</text:p>
          </table:table-cell>
          <table:table-cell table:style-name="ce1" office:value-type="string" calcext:value-type="string">
            <text:p>AMT</text:p>
            <text:p>UI/jour</text:p>
          </table:table-cell>
          <table:table-cell table:style-name="ce1" office:value-type="string" calcext:value-type="string">
            <text:p>BME</text:p>
            <text:p>mg/jour</text:p>
          </table:table-cell>
          <table:table-cell table:style-name="ce1" office:value-type="string" calcext:value-type="string">
            <text:p>ANR/AS</text:p>
            <text:p>m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6" xlink:type="simple">Tableau 1 note de bas de page 6</text:a></text:p>
            <text:p>mg/jour</text:p>
          </table:table-cell>
          <table:table-cell table:style-name="ce1" office:value-type="string" calcext:value-type="string">
            <text:p>AS</text:p>
            <text:p>μ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7" xlink:type="simple">Tableau 1 note de bas de page 7</text:a></text:p>
            <text:p>μg/jour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11" xlink:type="simple">Tableau 2 note de bas de page 11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3" xlink:type="simple">Tableau 3 note de bas de page 13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  <text:p>g/jour</text:p>
          </table:table-cell>
          <table:table-cell table:style-name="ce1" office:value-type="string" calcext:value-type="string">
            <text:p>ANR/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BME</text:p>
            <text:p>g/kg/jour</text:p>
          </table:table-cell>
          <table:table-cell table:style-name="ce1" office:value-type="string" calcext:value-type="string">
            <text:p>ANR/AS</text:p>
            <text:p>g/kg/jour</text:p>
          </table:table-cell>
          <table:table-cell table:style-name="ce1" office:value-type="string" calcext:value-type="string">
            <text:p>ANR/AS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f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text:a xlink:href="https://www.canada.ca/fr/sante-canada/services/aliments-nutrition/saine-alimentation/apports-nutritionnels-reference/tableaux/valeurs-reference-relatives-macronutriments.html#t1fn33" xlink:type="simple">Tableau 1 note de bas de page 33</text:a>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Litres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Litres/jour</text:p>
          </table:table-cell>
        </table:table-row>
        <table:table-row table:style-name="ro3">
          <table:table-cell office:value-type="string" calcext:value-type="string">
            <text:p>9–13 ans</text:p>
          </table:table-cell>
          <table:table-cell office:value-type="string" calcext:value-type="string">
            <text:p>5,7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8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1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540" calcext:value-type="float">
            <text:p>5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 000</text:p>
          </table:table-cell>
          <table:table-cell office:value-type="string" calcext:value-type="string">
            <text:p>2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2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8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4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420" calcext:value-type="float">
            <text:p>4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1 40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5 6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6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7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2 0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9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4–18 ans</text:p>
          </table:table-cell>
          <table:table-cell office:value-type="string" calcext:value-type="string">
            <text:p>7,9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15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85" calcext:value-type="float">
            <text:p>68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8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7,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485" calcext:value-type="float">
            <text:p>48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 800</text:p>
          </table:table-cell>
          <table:table-cell office:value-type="string" calcext:value-type="string">
            <text:p>1 617</text:p>
          </table:table-cell>
          <table:table-cell office:value-type="string" calcext:value-type="string">
            <text:p>2 333</text:p>
          </table:table-cell>
          <table:table-cell office:value-type="string" calcext:value-type="string">
            <text:p>9 3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 80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2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3fnd" xlink:type="simple">Tableau 3 note de bas de page d</text:a>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0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8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6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9–30 ans</text:p>
          </table:table-cell>
          <table:table-cell office:value-type="string" calcext:value-type="string">
            <text:p>8,1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18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8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6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667</text:p>
          </table:table-cell>
          <table:table-cell office:value-type="string" calcext:value-type="string">
            <text:p>2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3fnd" xlink:type="simple">Tableau 3 note de bas de page d</text:a>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2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31–50 ans</text:p>
          </table:table-cell>
          <table:table-cell office:value-type="string" calcext:value-type="string">
            <text:p>8,1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18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8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6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667</text:p>
          </table:table-cell>
          <table:table-cell office:value-type="string" calcext:value-type="string">
            <text:p>2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3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400<text:a xlink:href="https://www.canada.ca/fr/sante-canada/services/aliments-nutrition/saine-alimentation/apports-nutritionnels-reference/tableaux/valeurs-reference-relatives-vitamines.html#t3fnd" xlink:type="simple">Tableau 3 note de bas de page d</text:a>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2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5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51–70 ans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8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8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2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6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0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667</text:p>
          </table:table-cell>
          <table:table-cell office:value-type="string" calcext:value-type="string">
            <text:p>2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5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text:a xlink:href="https://www.canada.ca/fr/sante-canada/services/aliments-nutrition/saine-alimentation/apports-nutritionnels-reference/tableaux/valeurs-reference-relatives-vitamines.html#t3fnf" xlink:type="simple">Tableau 3 note de bas de page f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&gt;70 ans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string" calcext:value-type="string">
            <text:p>8<text:a xlink:href="https://www.canada.ca/fr/sante-canada/services/aliments-nutrition/saine-alimentation/apports-nutritionnels-reference/tableaux/valeurs-reference-relatives-elements.html#t2fng" xlink:type="simple">Tableau 2 note de bas de page g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,8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2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 1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6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1 8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667</text:p>
          </table:table-cell>
          <table:table-cell office:value-type="string" calcext:value-type="string">
            <text:p>2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5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4<text:a xlink:href="https://www.canada.ca/fr/sante-canada/services/aliments-nutrition/saine-alimentation/apports-nutritionnels-reference/tableaux/valeurs-reference-relatives-vitamines.html#t3fnf" xlink:type="simple">Tableau 3 note de bas de page f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2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1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,7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</table:table>
      <table:table table:name="Grossesse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1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ge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number-columns-repeated="2" table:style-name="ce1" office:value-type="string" calcext:value-type="string">
            <text:p>Vitamine K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number-columns-repeated="3" table:style-name="ce1" office:value-type="string" calcext:value-type="string">
            <text:p>Glucides (Digestibles)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number-columns-repeated="2" table:style-name="ce1" office:value-type="string" calcext:value-type="string">
            <text:p>Lipides totaux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2fn19" xlink:type="simple">Tableau 2 note de bas de page 19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4" xlink:type="simple">Tableau 3 note de bas de page 24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5" xlink:type="simple">Tableau 3 note de bas de page 25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7" xlink:type="simple">Tableau 3 note de bas de page 2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BME</text:p>
            <text:p>μg/ jour (ÉAR)</text:p>
          </table:table-cell>
          <table:table-cell table:style-name="ce1" office:value-type="string" calcext:value-type="string">
            <text:p>ANR/AS</text:p>
            <text:p>μg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μg/ jour (ÉAR)</text:p>
          </table:table-cell>
          <table:table-cell table:style-name="ce1" office:value-type="string" calcext:value-type="string">
            <text:p>BME</text:p>
            <text:p>UI/ jour (ÉAR)</text:p>
          </table:table-cell>
          <table:table-cell table:style-name="ce1" office:value-type="string" calcext:value-type="string">
            <text:p>ANR/AS</text:p>
            <text:p>UI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UI/ jour (ÉAR)</text:p>
          </table:table-cell>
          <table:table-cell table:style-name="ce1" office:value-type="string" calcext:value-type="string">
            <text:p>BME</text:p>
            <text:p>μg/jour</text:p>
          </table:table-cell>
          <table:table-cell table:style-name="ce1" office:value-type="string" calcext:value-type="string">
            <text:p>ANR/AS</text:p>
            <text:p>μg/jour</text:p>
          </table:table-cell>
          <table:table-cell table:style-name="ce1" office:value-type="string" calcext:value-type="string">
            <text:p>AMT</text:p>
            <text:p>μg/jour</text:p>
          </table:table-cell>
          <table:table-cell table:style-name="ce1" office:value-type="string" calcext:value-type="string">
            <text:p>BME</text:p>
            <text:p>UI/jour</text:p>
          </table:table-cell>
          <table:table-cell table:style-name="ce1" office:value-type="string" calcext:value-type="string">
            <text:p>ANR/AS</text:p>
            <text:p>UI/jour</text:p>
          </table:table-cell>
          <table:table-cell table:style-name="ce1" office:value-type="string" calcext:value-type="string">
            <text:p>AMT</text:p>
            <text:p>UI/jour</text:p>
          </table:table-cell>
          <table:table-cell table:style-name="ce1" office:value-type="string" calcext:value-type="string">
            <text:p>BME</text:p>
            <text:p>mg/jour</text:p>
          </table:table-cell>
          <table:table-cell table:style-name="ce1" office:value-type="string" calcext:value-type="string">
            <text:p>ANR/AS</text:p>
            <text:p>m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6" xlink:type="simple">Tableau 1 note de bas de page 6</text:a></text:p>
            <text:p>mg/jour</text:p>
          </table:table-cell>
          <table:table-cell table:style-name="ce1" office:value-type="string" calcext:value-type="string">
            <text:p>AS</text:p>
            <text:p>μ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7" xlink:type="simple">Tableau 1 note de bas de page 7</text:a></text:p>
            <text:p>μg/jour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11" xlink:type="simple">Tableau 2 note de bas de page 11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3" xlink:type="simple">Tableau 3 note de bas de page 13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  <text:p>g/jour</text:p>
          </table:table-cell>
          <table:table-cell table:style-name="ce1" office:value-type="string" calcext:value-type="string">
            <text:p>ANR/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BME</text:p>
            <text:p>g/kg/jour</text:p>
          </table:table-cell>
          <table:table-cell table:style-name="ce1" office:value-type="string" calcext:value-type="string">
            <text:p>ANR/AS</text:p>
            <text:p>g/kg/jour</text:p>
          </table:table-cell>
          <table:table-cell table:style-name="ce1" office:value-type="string" calcext:value-type="string">
            <text:p>ANR/AS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f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text:a xlink:href="https://www.canada.ca/fr/sante-canada/services/aliments-nutrition/saine-alimentation/apports-nutritionnels-reference/tableaux/valeurs-reference-relatives-macronutriments.html#t1fn33" xlink:type="simple">Tableau 1 note de bas de page 33</text:a>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Litres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Litres/jour</text:p>
          </table:table-cell>
        </table:table-row>
        <table:table-row table:style-name="ro3">
          <table:table-cell office:value-type="string" calcext:value-type="string">
            <text:p>≤ 18 an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0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3 5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29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8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900" calcext:value-type="float">
            <text:p>90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 6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30" calcext:value-type="float">
            <text:p>5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 800</text:p>
          </table:table-cell>
          <table:table-cell office:value-type="string" calcext:value-type="string">
            <text:p>1 767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9 3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 8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9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600<text:a xlink:href="https://www.canada.ca/fr/sante-canada/services/aliments-nutrition/saine-alimentation/apports-nutritionnels-reference/tableaux/valeurs-reference-relatives-vitamines.html#t3fne" xlink:type="simple">Tableau 3 note de bas de page e</text:a>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000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8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7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9–30 ans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2,0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5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 10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9,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9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50" calcext:value-type="float">
            <text:p>55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833</text:p>
          </table:table-cell>
          <table:table-cell office:value-type="string" calcext:value-type="string">
            <text:p>2 567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9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600<text:a xlink:href="https://www.canada.ca/fr/sante-canada/services/aliments-nutrition/saine-alimentation/apports-nutritionnels-reference/tableaux/valeurs-reference-relatives-vitamines.html#t3fne" xlink:type="simple">Tableau 3 note de bas de page e</text:a>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8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7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31–50 ans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0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 5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 10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9,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9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550" calcext:value-type="float">
            <text:p>55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1 833</text:p>
          </table:table-cell>
          <table:table-cell office:value-type="string" calcext:value-type="string">
            <text:p>2 567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9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600<text:a xlink:href="https://www.canada.ca/fr/sante-canada/services/aliments-nutrition/saine-alimentation/apports-nutritionnels-reference/tableaux/valeurs-reference-relatives-vitamines.html#t3fne" xlink:type="simple">Tableau 3 note de bas de page e</text:a>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,88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1,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office:value-type="string" calcext:value-type="string">
            <text:p>71<text:a xlink:href="https://www.canada.ca/fr/sante-canada/services/aliments-nutrition/saine-alimentation/apports-nutritionnels-reference/tableaux/valeurs-reference-relatives-macronutriments.html#t1fni" xlink:type="simple">Tableau 1 note de bas de page i</text:a>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4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0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</table:table>
      <table:table table:name="Lactation" table:style-name="ta1"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1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ge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Fer<text:a xlink:href="https://www.canada.ca/fr/sante-canada/services/aliments-nutrition/saine-alimentation/apports-nutritionnels-reference/tableaux/valeurs-reference-relatives-elements.html#t2fn18" xlink:type="simple">Tableau 2 note de bas de page 18</text:a>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gnésium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anganèse</text:p>
            <text:p>m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Molybdène</text:p>
            <text:p>μ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Nickel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Phosphore</text:p>
            <text:p>mg/jour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Arsenic<text:a xlink:href="https://www.canada.ca/fr/sante-canada/services/aliments-nutrition/saine-alimentation/apports-nutritionnels-reference/tableaux/valeurs-reference-relatives-elements.html#t1fn16" xlink:type="simple">Tableau 1 note de bas de page 16</text:a>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Bore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alcium<text:a xlink:href="https://www.canada.ca/fr/sante-canada/services/aliments-nutrition/saine-alimentation/apports-nutritionnels-reference/tableaux/valeurs-reference-relatives-elements.html#t1fn**" xlink:type="simple">Tableau 1 Note de bas de page **</text:a></text:p>
            <text:p>m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hrom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Cuivre</text:p>
            <text:p>μ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Fluor</text:p>
            <text:p>m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Iode</text:p>
            <text:p>μg/ 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élénium</text:p>
            <text:p>μg/jour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Silicium<text:a xlink:href="https://www.canada.ca/fr/sante-canada/services/aliments-nutrition/saine-alimentation/apports-nutritionnels-reference/tableaux/valeurs-reference-relatives-elements.html#t3fn20" xlink:type="simple">Tableau 3 note de bas de page 20</text:a>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Vanadium<text:a xlink:href="https://www.canada.ca/fr/sante-canada/services/aliments-nutrition/saine-alimentation/apports-nutritionnels-reference/tableaux/valeurs-reference-relatives-elements.html#t3fn22" xlink:type="simple">Tableau 3 note de bas de page 22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Zinc<text:a xlink:href="https://www.canada.ca/fr/sante-canada/services/aliments-nutrition/saine-alimentation/apports-nutritionnels-reference/tableaux/valeurs-reference-relatives-elements.html#t3fn23" xlink:type="simple">Tableau 3 note de bas de page 23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Potassium<text:a xlink:href="https://www.canada.ca/fr/sante-canada/services/aliments-nutrition/saine-alimentation/apports-nutritionnels-reference/tableaux/valeurs-reference-relatives-elements.html#t3fn***" xlink:type="simple">Tableau 3 note de bas de page ***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Sodium<text:a xlink:href="https://www.canada.ca/fr/sante-canada/services/aliments-nutrition/saine-alimentation/apports-nutritionnels-reference/tableaux/valeurs-reference-relatives-elements.html#t3fn***" xlink:type="simple">Tableau 3 note de bas de page ***</text:a><text:a xlink:href="https://www.canada.ca/fr/sante-canada/services/aliments-nutrition/saine-alimentation/apports-nutritionnels-reference/tableaux/valeurs-reference-relatives-elements.html#t3fn26" xlink:type="simple">Tableau 3 note de bas de page 26</text:a>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Chlore</text:p>
            <text:p>mg/jour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Sulfate<text:a xlink:href="https://www.canada.ca/fr/sante-canada/services/aliments-nutrition/saine-alimentation/apports-nutritionnels-reference/tableaux/valeurs-reference-relatives-elements.html#t3fn28" xlink:type="simple">Tableau 3 note de bas de page 28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A<text:a xlink:href="https://www.canada.ca/fr/sante-canada/services/aliments-nutrition/saine-alimentation/apports-nutritionnels-reference/tableaux/valeurs-reference-relatives-vitamines.html#t1fn1" xlink:type="simple">Tableau 1 note de bas de page 1</text:a><text:a xlink:href="https://www.canada.ca/fr/sante-canada/services/aliments-nutrition/saine-alimentation/apports-nutritionnels-reference/tableaux/valeurs-reference-relatives-vitamines.html#t1fn2" xlink:type="simple">Tableau 1 note de bas de page 2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D<text:a xlink:href="https://www.canada.ca/fr/sante-canada/services/aliments-nutrition/saine-alimentation/apports-nutritionnels-reference/tableaux/valeurs-reference-relatives-vitamines.html#t1fn**" xlink:type="simple">Tableau 1 note de bas de page **</text:a><text:a xlink:href="https://www.canada.ca/fr/sante-canada/services/aliments-nutrition/saine-alimentation/apports-nutritionnels-reference/tableaux/valeurs-reference-relatives-vitamines.html#t1fn4" xlink:type="simple">Tableau 1 note de bas de page 4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style-name="ce1" office:value-type="string" calcext:value-type="string">
            <text:p>Vitamine E<text:a xlink:href="https://www.canada.ca/fr/sante-canada/services/aliments-nutrition/saine-alimentation/apports-nutritionnels-reference/tableaux/valeurs-reference-relatives-vitamines.html#t1fn5" xlink:type="simple">Tableau 1 note de bas de page 5</text:a></text:p>
          </table:table-cell>
          <table:table-cell table:number-columns-repeated="2" table:style-name="ce1" office:value-type="string" calcext:value-type="string">
            <text:p>Vitamine K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Vitamine C<text:a xlink:href="https://www.canada.ca/fr/sante-canada/services/aliments-nutrition/saine-alimentation/apports-nutritionnels-reference/tableaux/valeurs-reference-relatives-vitamines.html#t2fn8" xlink:type="simple">Tableau 2 note de bas de page 8</text:a>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Thiam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Riboflavine</text:p>
            <text:p>mg/ jour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Niacine<text:a xlink:href="https://www.canada.ca/fr/sante-canada/services/aliments-nutrition/saine-alimentation/apports-nutritionnels-reference/tableaux/valeurs-reference-relatives-vitamines.html#t2fn10" xlink:type="simple">Tableau 2 note de bas de page 10</text:a></text:p>
            <text:p>mg/ jour (ÉN)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Vitamine B6</text:p>
            <text:p>mg/ jour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Folate<text:a xlink:href="https://www.canada.ca/fr/sante-canada/services/aliments-nutrition/saine-alimentation/apports-nutritionnels-reference/tableaux/valeurs-reference-relatives-vitamines.html#t3fn12" xlink:type="simple">Tableau 3 note de bas de page 12</text:a></text:p>
            <text:p>μg/ jour (ÉFA)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Vitamine B12</text:p>
            <text:p>μ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Acide pantothénique</text:p>
            <text:p>m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Biotine</text:p>
            <text:p>μ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style-name="ce1" office:value-type="string" calcext:value-type="string">
            <text:p>Choline<text:a xlink:href="https://www.canada.ca/fr/sante-canada/services/aliments-nutrition/saine-alimentation/apports-nutritionnels-reference/tableaux/valeurs-reference-relatives-vitamines.html#t3fn15" xlink:type="simple">Tableau 3 note de bas de page 15</text:a></text:p>
            <text:p>mg/jour</text:p>
          </table:table-cell>
          <table:table-cell table:number-columns-repeated="3" table:style-name="ce1" office:value-type="string" calcext:value-type="string">
            <text:p>Glucides (Digestibles)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style-name="ce1" office:value-type="string" calcext:value-type="string">
            <text:p>Protéines totales<text:a xlink:href="https://www.canada.ca/fr/sante-canada/services/aliments-nutrition/saine-alimentation/apports-nutritionnels-reference/tableaux/valeurs-reference-relatives-macronutriments.html#t1fn30" xlink:type="simple">Tableau 1 note de bas de page 30</text:a></text:p>
          </table:table-cell>
          <table:table-cell table:number-columns-repeated="2" table:style-name="ce1" office:value-type="string" calcext:value-type="string">
            <text:p>Lipides totaux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linoléique</text:p>
            <text:p>(n-6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Acide α-linolénique</text:p>
            <text:p>(n-3)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Fibres totales<text:a xlink:href="https://www.canada.ca/fr/sante-canada/services/aliments-nutrition/saine-alimentation/apports-nutritionnels-reference/tableaux/valeurs-reference-relatives-macronutriments.html#t1fn32" xlink:type="simple">Tableau 1 note de bas de page 32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  <table:table-cell table:style-name="ce1" office:value-type="string" calcext:value-type="string">
            <text:p>Eau totale<text:a xlink:href="https://www.canada.ca/fr/sante-canada/services/aliments-nutrition/saine-alimentation/apports-nutritionnels-reference/tableaux/valeurs-reference-relatives-macronutriments.html#t1fn34" xlink:type="simple">Tableau 1 note de bas de page 34</text:a>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2fn19" xlink:type="simple">Tableau 2 note de bas de page 19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1fn17" xlink:type="simple">Tableau 1 note de bas de page 17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4" xlink:type="simple">Tableau 3 note de bas de page 24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5" xlink:type="simple">Tableau 3 note de bas de page 25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RRMC<text:a xlink:href="https://www.canada.ca/fr/sante-canada/services/aliments-nutrition/saine-alimentation/apports-nutritionnels-reference/tableaux/valeurs-reference-relatives-elements.html#t3fn27" xlink:type="simple">Tableau 3 note de bas de page 27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elements.html#t3fn21" xlink:type="simple">Tableau 3 note de bas de page 21</text:a></text:p>
          </table:table-cell>
          <table:table-cell table:style-name="ce1" office:value-type="string" calcext:value-type="string">
            <text:p>BME</text:p>
            <text:p>μg/ jour (ÉAR)</text:p>
          </table:table-cell>
          <table:table-cell table:style-name="ce1" office:value-type="string" calcext:value-type="string">
            <text:p>ANR/AS</text:p>
            <text:p>μg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μg/ jour (ÉAR)</text:p>
          </table:table-cell>
          <table:table-cell table:style-name="ce1" office:value-type="string" calcext:value-type="string">
            <text:p>BME</text:p>
            <text:p>UI/ jour (ÉAR)</text:p>
          </table:table-cell>
          <table:table-cell table:style-name="ce1" office:value-type="string" calcext:value-type="string">
            <text:p>ANR/AS</text:p>
            <text:p>UI/ jour (ÉAR)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3" xlink:type="simple">Tableau 1 note de bas de page 3</text:a></text:p>
            <text:p>UI/ jour (ÉAR)</text:p>
          </table:table-cell>
          <table:table-cell table:style-name="ce1" office:value-type="string" calcext:value-type="string">
            <text:p>BME</text:p>
            <text:p>μg/jour</text:p>
          </table:table-cell>
          <table:table-cell table:style-name="ce1" office:value-type="string" calcext:value-type="string">
            <text:p>ANR/AS</text:p>
            <text:p>μg/jour</text:p>
          </table:table-cell>
          <table:table-cell table:style-name="ce1" office:value-type="string" calcext:value-type="string">
            <text:p>AMT</text:p>
            <text:p>μg/jour</text:p>
          </table:table-cell>
          <table:table-cell table:style-name="ce1" office:value-type="string" calcext:value-type="string">
            <text:p>BME</text:p>
            <text:p>UI/jour</text:p>
          </table:table-cell>
          <table:table-cell table:style-name="ce1" office:value-type="string" calcext:value-type="string">
            <text:p>ANR/AS</text:p>
            <text:p>UI/jour</text:p>
          </table:table-cell>
          <table:table-cell table:style-name="ce1" office:value-type="string" calcext:value-type="string">
            <text:p>AMT</text:p>
            <text:p>UI/jour</text:p>
          </table:table-cell>
          <table:table-cell table:style-name="ce1" office:value-type="string" calcext:value-type="string">
            <text:p>BME</text:p>
            <text:p>mg/jour</text:p>
          </table:table-cell>
          <table:table-cell table:style-name="ce1" office:value-type="string" calcext:value-type="string">
            <text:p>ANR/AS</text:p>
            <text:p>m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6" xlink:type="simple">Tableau 1 note de bas de page 6</text:a></text:p>
            <text:p>mg/jour</text:p>
          </table:table-cell>
          <table:table-cell table:style-name="ce1" office:value-type="string" calcext:value-type="string">
            <text:p>AS</text:p>
            <text:p>μ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1fn7" xlink:type="simple">Tableau 1 note de bas de page 7</text:a></text:p>
            <text:p>μg/jour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9" xlink:type="simple">Tableau 2 note de bas de page 9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2fn11" xlink:type="simple">Tableau 2 note de bas de page 11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3" xlink:type="simple">Tableau 3 note de bas de page 13</text:a></text:p>
          </table:table-cell>
          <table:table-cell table:style-name="ce1" office:value-type="string" calcext:value-type="string">
            <text:p>BME</text:p>
          </table:table-cell>
          <table:table-cell table:style-name="ce1" office:value-type="string" calcext:value-type="string">
            <text:p>ANR/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vitamines.html#t3fn14" xlink:type="simple">Tableau 3 note de bas de page 14</text:a>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T</text:p>
          </table:table-cell>
          <table:table-cell table:style-name="ce1" office:value-type="string" calcext:value-type="string">
            <text:p>BME</text:p>
            <text:p>g/jour</text:p>
          </table:table-cell>
          <table:table-cell table:style-name="ce1" office:value-type="string" calcext:value-type="string">
            <text:p>ANR/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BME</text:p>
            <text:p>g/kg/jour</text:p>
          </table:table-cell>
          <table:table-cell table:style-name="ce1" office:value-type="string" calcext:value-type="string">
            <text:p>ANR/AS</text:p>
            <text:p>g/kg/jour</text:p>
          </table:table-cell>
          <table:table-cell table:style-name="ce1" office:value-type="string" calcext:value-type="string">
            <text:p>ANR/AS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text:a xlink:href="https://www.canada.ca/fr/sante-canada/services/aliments-nutrition/saine-alimentation/apports-nutritionnels-reference/tableaux/valeurs-reference-relatives-macronutriments.html#t1fn31" xlink:type="simple">Tableau 1 note de bas de page 31</text:a>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f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text:a xlink:href="https://www.canada.ca/fr/sante-canada/services/aliments-nutrition/saine-alimentation/apports-nutritionnels-reference/tableaux/valeurs-reference-relatives-macronutriments.html#t1fn33" xlink:type="simple">Tableau 1 note de bas de page 33</text:a></text:p>
            <text:p>g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g/jour</text:p>
          </table:table-cell>
          <table:table-cell table:style-name="ce1" office:value-type="string" calcext:value-type="string">
            <text:p>AS</text:p>
            <text:p>Litres/jour</text:p>
          </table:table-cell>
          <table:table-cell table:style-name="ce1" office:value-type="string" calcext:value-type="string">
            <text:p>AMT<text:a xlink:href="https://www.canada.ca/fr/sante-canada/services/aliments-nutrition/saine-alimentation/apports-nutritionnels-reference/tableaux/valeurs-reference-relatives-macronutriments.html#t1fn29" xlink:type="simple">Tableau 1 note de bas de page 29</text:a></text:p>
            <text:p>Litres/jour</text:p>
          </table:table-cell>
        </table:table-row>
        <table:table-row table:style-name="ro3">
          <table:table-cell office:value-type="string" calcext:value-type="string">
            <text:p>≤ 18 an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 7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 055</text:p>
          </table:table-cell>
          <table:table-cell office:value-type="string" calcext:value-type="string">
            <text:p>1 25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 1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3 000</text:p>
          </table:table-cell>
          <table:table-cell office:value-type="string" calcext:value-type="string">
            <text:p>44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8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290" calcext:value-type="float">
            <text:p>290</text:p>
          </table:table-cell>
          <table:table-cell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10,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h" xlink:type="simple">Tableau 3 note de bas de page h</text:a>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 200</text:p>
          </table:table-cell>
          <table:table-cell office:value-type="string" calcext:value-type="string">
            <text:p>2 800</text:p>
          </table:table-cell>
          <table:table-cell office:value-type="string" calcext:value-type="string">
            <text:p>2 950</text:p>
          </table:table-cell>
          <table:table-cell office:value-type="string" calcext:value-type="string">
            <text:p>4 000</text:p>
          </table:table-cell>
          <table:table-cell office:value-type="string" calcext:value-type="string">
            <text:p>9 3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5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 8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0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00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9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19–30 ans</text:p>
          </table:table-cell>
          <table:table-cell office:value-type="string" calcext:value-type="string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4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 1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10,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8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 300</text:p>
          </table:table-cell>
          <table:table-cell table:number-columns-repeated="2" office:value-type="string" calcext:value-type="string">
            <text:p>3 000</text:p>
          </table:table-cell>
          <table:table-cell office:value-type="string" calcext:value-type="string">
            <text:p>4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9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  <table:table-row table:style-name="ro3">
          <table:table-cell office:value-type="string" calcext:value-type="string">
            <text:p>31–50 ans</text:p>
          </table:table-cell>
          <table:table-cell office:value-type="string" calcext:value-type="string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,6<text:a xlink:href="https://www.canada.ca/fr/sante-canada/services/aliments-nutrition/saine-alimentation/apports-nutritionnels-reference/tableaux/valeurs-reference-relatives-elements.html#t2fn*" xlink:type="simple">Tableau 2 Note de bas de page *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 000</text:p>
          </table:table-cell>
          <table:table-cell table:number-columns-repeated="3" office:value-type="string" calcext:value-type="string">
            <text:p>ND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 500</text:p>
          </table:table-cell>
          <table:table-cell office:value-type="string" calcext:value-type="string">
            <text:p>45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1 300</text:p>
          </table:table-cell>
          <table:table-cell office:value-type="string" calcext:value-type="string">
            <text:p>10 000</text:p>
          </table:table-cell>
          <table:table-cell office:value-type="string" calcext:value-type="string">
            <text:p>3<text:a xlink:href="https://www.canada.ca/fr/sante-canada/services/aliments-nutrition/saine-alimentation/apports-nutritionnels-reference/tableaux/valeurs-reference-relatives-elements.html#t1fn*" xlink:type="simple">Tableau 1 Note de bas de page *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 1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D</text:p>
          </table:table-cell>
          <table:table-cell office:value-type="string" calcext:value-type="string">
            <text:p>10,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 8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1 5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 300</text:p>
          </table:table-cell>
          <table:table-cell office:value-type="string" calcext:value-type="string">
            <text:p>2 300<text:a xlink:href="https://www.canada.ca/fr/sante-canada/services/aliments-nutrition/saine-alimentation/apports-nutritionnels-reference/tableaux/valeurs-reference-relatives-elements.html#t3fn*" xlink:type="simple">Tableau 3 note de bas de page *</text:a></text:p>
          </table:table-cell>
          <table:table-cell office:value-type="string" calcext:value-type="string">
            <text:p>3 600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 300</text:p>
          </table:table-cell>
          <table:table-cell table:number-columns-repeated="2" office:value-type="string" calcext:value-type="string">
            <text:p>3 000</text:p>
          </table:table-cell>
          <table:table-cell office:value-type="string" calcext:value-type="string">
            <text:p>4 333</text:p>
          </table:table-cell>
          <table:table-cell office:value-type="string" calcext:value-type="string">
            <text:p>10 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 0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90<text:a xlink:href="https://www.canada.ca/fr/sante-canada/services/aliments-nutrition/saine-alimentation/apports-nutritionnels-reference/tableaux/valeurs-reference-relatives-vitamine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 00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0</text:p>
          </table:table-cell>
          <table:table-cell table:style-name="ce7"/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 00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5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50<text:a xlink:href="https://www.canada.ca/fr/sante-canada/services/aliments-nutrition/saine-alimentation/apports-nutritionnels-reference/tableaux/valeurs-reference-relatives-vitamines.html#t3fn*" xlink:type="simple">Tableau 3 note de bas de page *</text:a></text:p>
          </table:table-cell>
          <table:table-cell office:value-type="string" calcext:value-type="string">
            <text:p>3 50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1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,3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9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,8<text:a xlink:href="https://www.canada.ca/fr/sante-canada/services/aliments-nutrition/saine-alimentation/apports-nutritionnels-reference/tableaux/valeurs-reference-relatives-macronutriments.html#t1fn*" xlink:type="simple">Tableau 1 note de bas de page *</text:a></text:p>
          </table:table-cell>
          <table:table-cell office:value-type="string" calcext:value-type="string">
            <text:p>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8:20:35.666114864</meta:creation-date>
    <dc:date>2024-01-08T19:10:55.793797058</dc:date>
    <meta:editing-duration>PT23M25S</meta:editing-duration>
    <meta:editing-cycles>10</meta:editing-cycles>
    <meta:generator>LibreOffice/7.3.7.2$Linux_X86_64 LibreOffice_project/30$Build-2</meta:generator>
    <meta:document-statistic meta:table-count="5" meta:cell-count="3674" meta:object-count="0"/>
  </office:meta>
</office:document-meta>
</file>